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text-align="start"/>
      <style:text-properties style:font-name="Frutiger Light Condensed"/>
    </style:style>
    <style:style style:name="P8" style:family="paragraph">
      <style:text-properties style:font-name="Frutiger Light Condensed"/>
    </style:style>
    <style:style style:name="P9" style:family="paragraph">
      <loext:graphic-properties draw:fill-color="#ffffff"/>
    </style:style>
    <style:style style:name="P10" style:family="paragraph">
      <style:paragraph-properties fo:margin-top="0.5cm" fo:margin-bottom="0cm"/>
    </style:style>
    <style:style style:name="P11" style:family="paragraph">
      <loext:graphic-properties draw:fill="none" draw:fill-color="#ffffff"/>
      <style:paragraph-properties style:writing-mode="lr-tb"/>
      <style:text-properties style:font-name="Frutiger Light Condensed" fo:font-size="10pt" style:font-size-asian="10pt" style:font-size-complex="10pt"/>
    </style:style>
    <style:style style:name="P12" style:family="paragraph">
      <loext:graphic-properties draw:fill="none" draw:fill-color="#ffffff"/>
      <style:paragraph-properties style:writing-mode="lr-tb"/>
      <style:text-properties style:font-name="Frutiger Light Condensed"/>
    </style:style>
    <style:style style:name="P13" style:family="paragraph">
      <style:paragraph-properties fo:margin-left="0cm" fo:margin-right="0cm" fo:margin-top="0.4cm" fo:margin-bottom="0cm" fo:line-height="100%" fo:text-indent="0cm"/>
    </style:style>
    <style:style style:name="P14" style:family="paragraph">
      <style:text-properties style:font-name="Frutiger Light Condensed" fo:font-size="10pt" style:font-size-asian="10pt" style:font-size-complex="10pt"/>
    </style:style>
    <style:style style:name="P15" style:family="paragraph">
      <loext:graphic-properties draw:fill="none" draw:fill-color="#ffffff"/>
      <style:text-properties style:font-name="Frutiger Light Condensed" fo:font-size="10pt" style:font-size-asian="10pt" style:font-size-complex="10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color="#c9211e" style:font-name="Frutiger Light Condensed"/>
    </style:style>
    <style:style style:name="T7" style:family="text">
      <style:text-properties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color="#000000" style:font-name="Frutiger Light Condensed" fo:font-weight="normal" style:font-weight-asian="normal" style:font-weight-complex="normal"/>
    </style:style>
    <style:style style:name="T11" style:family="text">
      <style:text-properties fo:color="#000000" style:font-name="Frutiger Light Condensed"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ender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7" draw:layer="layout" svg:width="25.199cm" svg:height="2.629cm" svg:x="1.4cm" svg:y="0.762cm" presentation:class="title" presentation:user-transformed="true">
          <draw:text-box>
            <text:p text:style-name="P7">Rendering: main steps</text:p>
          </draw:text-box>
        </draw:frame>
        <draw:frame presentation:style-name="pr4" draw:text-style-name="P8" draw:layer="layout" svg:width="25.199cm" svg:height="9.134cm" svg:x="1.4cm" svg:y="3.685cm" presentation:class="outline" presentation:user-transformed="true">
          <draw:text-box>
            <text:list text:style-name="L2">
              <text:list-item>
                <text:p text:style-name="P8">Rendering must simulate:</text:p>
                <text:list>
                  <text:list-item>
                    <text:p text:style-name="P8">Visibility – what is visible from camera</text:p>
                  </text:list-item>
                  <text:list-item>
                    <text:p text:style-name="P8">Shading – how looks the surface we see from camera. Shading depends on amount of incoming light which is calculated using light transport process, which also involves visibility calculation since we would like to know which surface and light are visible to one we are shading and do they reflect/emit light</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 (perspective/orthographic projection)</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Visibility: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Calcualte which objects are visible from camera</text:span></text:p>
              </text:list-item>
              <text:list-item>
                <text:p text:style-name="P1"><text:span text:style-name="T1">Utilize perspective/orthographic projection</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For each object that is visible, compute incoming light</text:span></text:p>
              </text:list-item>
              <text:list-item>
                <text:p text:style-name="P1"><text:span text:style-name="T1">This method also relies on concept of visibility but between surfaces and lights in 3D scene</text:span></text:p>
              </text:list-item>
              <text:list-item>
                <text:p text:style-name="P1"><text:span text:style-name="T1">Categorization of light transport algorithms based on lighting effects they simulate (Diffuse, Specular and other types of reflections and refractions).</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Use intersected point shape and material information combined with incoming light to calculate color and intensity of that point looking from camera. </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10"><text:span text:style-name="T3">Rasterization based rendering</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text:span><text:span text:style-name="T1">based on 3D scene description</text:span></text:p>
              </text:list-item>
              <text:list-item>
                <text:p><text:span text:style-name="T1">Raytracing has always been recognized as best method </text:span><text:span text:style-name="T1">for generating photo-realistic images. However, up until </text:span><text:span text:style-name="T1">1990-2000s it hasn’t been used widespread</text:span></text:p>
              </text:list-item>
              <text:list-item>
                <text:p><text:span text:style-name="T1">Due to hardware advancements, rasterization-based </text:span><text:span text:style-name="T1">rendering gained a lot of attention</text:span></text:p>
              </text:list-item>
              <text:list-item>
                <text:p><text:span text:style-name="T1">Raytracing is intuitive and straightforward method of </text:span><text:span text:style-name="T1">simulating physical phenomena of how image is created. </text:span><text:span text:style-name="T1">Based upon raytracing, more advanced rendering </text:span><text:span text:style-name="T1">methods are build. Furthermore, understanding raytracing </text:span><text:span text:style-name="T1">gives good foundations for understanding rasterization-</text:span><text:span text:style-name="T1">based rendering systems. </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 compexity of scenes and rend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though HW and methods advanced, the time of rendering the scenes stayed the same! This is because complexity of the 3D scenes as well as rendering algorithms increased. </text:span></text:p>
                <text:list>
                  <text:list-item>
                    <text:p><text:span text:style-name="T1"><text:s/></text:span><text:span text:style-name="T2">Blinn law</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where we look at 3D scene and a 2D surface on which 3D scene will be projected as an image.</text:span></text:p>
                <text:list>
                  <text:list-item>
                    <text:p><text:span text:style-name="T1">In lesson on camera, we mentioned exactly these elements: eye and film plane. Therefore, for these purposes, we can use pinhole camera.</text:span></text:p>
                  </text:list-item>
                  <text:list-item>
                    <text:p><text:span text:style-name="T3">Captured image color and brightness of objects in 3D scene is a result of light and objects </text:span><text:span text:style-name="T1">(shape and material) interaction </text:span></text:p>
                  </text:list-item>
                </text:list>
              </text:list-item>
              <text:list-item>
                <text:p><text:span text:style-name="T1">To figure out interaction of light and objects we need information about objects in 3D scene as well as light sources.</text:span></text:p>
                <text:list>
                  <text:list-item>
                    <text:p><text:span text:style-name="T1">Without light we wouldn’t see objects, without objects we 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means simulating all light rays paths from light and their interactions with objects. Furthermore, only small amount of that light actually falls on camera. This kind of 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should be simulated</text:span></text:p>
                  </text:list-item>
                  <text:list-item>
                    <text:p><text:span text:style-name="T1">Second, we reverse the process: we start with rays that fall into camera and build from there. </text:span></text:p>
                  </text:list-item>
                </text:list>
              </text:list-item>
              <text:list-item>
                <text:p><text:span text:style-name="T1">Based on previous discussion, we trace rays from sensor to the objects. This simulation is called </text:span><text:span text:style-name="T2">backward ray-tracing or <text:s/>eye-tracing*</text:span><text:span text:style-name="T1">. </text:span></text:p>
              </text:list-item>
            </text:list>
          </draw:text-box>
        </draw:frame>
        <draw:frame draw:style-name="gr2" draw:text-style-name="P11" draw:layer="layout" svg:width="25.146cm" svg:height="0.687cm" svg:x="1.524cm" svg:y="13.716cm">
          <draw:text-box>
            <text:p><text:span text:style-name="T4">* “An Improved Illumination Model for Shaded Display” - Turner Whitted</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5"><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11" draw:layer="layout" svg:width="25.146cm" svg:height="0.687cm" svg:x="1.016cm" svg:y="14.224cm">
          <draw:text-box>
            <text:p><text:span text:style-name="T4">*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algorithm</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text:p><text:span text:style-name="T6">&lt;IMAGE: RAYTRACING&gt;</text:span></text:p>
          </draw:text-box>
        </draw:frame>
        <draw:frame draw:style-name="gr3" draw:text-style-name="P12"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hree steps of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te ray for each pixel of film plane → camera ray</text:span></text:p>
              </text:list-item>
              <text:list-item>
                <text:p><text:span text:style-name="T1">Ray-geometry intersection: testing intersection of generated ray and 3D scene objects to obtain what is visible from camera</text:span></text:p>
              </text:list-item>
              <text:list-item>
                <text:p><text:span text:style-name="T1">Shading: calculating the color and intensity of intersected points</text:span></text:p>
                <text:list>
                  <text:list-item>
                    <text:p><text:span text:style-name="T1">Requires light-matter calculation</text:span></text:p>
                  </text:list-item>
                  <text:list-item>
                    <text:p><text:span text:style-name="T1">Requires light transport for gathering incoming ligh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vs rasteriz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can see from the algorithm, </text:span><text:span text:style-name="T2">raytracing</text:span><text:span text:style-name="T1"> iterates through all pixels of image plane, generates rays and then iterates over all objects in the scene. This approach is called </text:span><text:span text:style-name="T2">image centric.</text:span></text:p>
              </text:list-item>
              <text:list-item>
                <text:p><text:span text:style-name="T7">On the other hand, </text:span><text:span text:style-name="T2">rasterization</text:span><text:span text:style-name="T7"> is reversed: it loops over all geometric primitives in the scene (triangles), projects these primitives on image plane and then loops over all pixels of the image plane. This approach is called </text:span><text:span text:style-name="T2">object centric</text:span><text:span text:style-name="T7">.</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 text:style-name="P3">Rasterization: quick peek algorithm</text:p>
          </draw:text-box>
        </draw:frame>
        <draw:frame presentation:style-name="pr4" draw:text-style-name="P1"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sterization an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current discussion, we can conclude that both </text:span><text:span text:style-name="T2">raytracing and rasterization are used to solve the visibility problem</text:span><text:span text:style-name="T1"> (which also contains </text:span><text:span text:style-name="T2">perspective/orhographic projection</text:span><text:span text:style-name="T1"> solving).</text:span></text:p>
              </text:list-item>
              <text:list-item>
                <text:p><text:span text:style-name="T1">Solving the visibility problem is only a part of rendering. Other part is determining the color and intensity of visible surface. This step is called </text:span><text:span text:style-name="T2">shading</text:span><text:span text:style-name="T1"> and it uses </text:span><text:span text:style-name="T2">light transport</text:span><text:span text:style-name="T1"> to gather light on visible surface and calculates light-matter interaction</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notes</text:span></text:p>
          </draw:text-box>
        </draw:frame>
        <draw:frame presentation:style-name="pr4" draw:text-style-name="P5" draw:layer="layout" svg:width="25.199cm" svg:height="10.285cm" svg:x="1.4cm" svg:y="3.685cm" presentation:class="outline" presentation:user-transformed="true">
          <draw:text-box>
            <text:list text:style-name="L2">
              <text:list-item>
                <text:p><text:span text:style-name="T1">Raytracing method can be separated in:</text:span></text:p>
                <text:list>
                  <text:list-item>
                    <text:p><text:span text:style-name="T2">Determining visibility from camera</text:span><text:span text:style-name="T1">: determine which point in 3D scene is visible for each pixel of image. Note that </text:span><text:span text:style-name="T2">perspective projection</text:span><text:span text:style-name="T1"> is inherent due to camera which is used for generating rays</text:span></text:p>
                  </text:list-item>
                  <text:list-item>
                    <text:p><text:span text:style-name="T2">Shading</text:span><text:span text:style-name="T1">: calculating the color of visible point – this operation besides light-matter calculation also requires </text:span><text:span text:style-name="T2">light transport</text:span><text:span text:style-name="T1"> to collect all light which influences the color and intensity of that point.</text:span></text:p>
                  </text:list-item>
                </text:list>
              </text:list-item>
              <text:list-item>
                <text:p><text:span text:style-name="T1">Both steps require extremely time-consuming intersections between rays and scene objects (geometry)</text:span></text:p>
                <text:list>
                  <text:list-item>
                    <text:p><text:span text:style-name="T1">Efficient ray-object intersection method is needed</text:span></text:p>
                  </text:list-item>
                  <text:list-item>
                    <text:p><text:span text:style-name="T1">3D scene must be represented for fast and efficient spatial search of objects which should be tested for intesection</text:span></text:p>
                  </text:list-item>
                </text:list>
              </text:list-item>
              <text:list-item>
                <text:p><text:span text:style-name="T1">On the other hand, rasterization can solve the visibility problem (camera-object) very fast. That is why real-time graphics is predominantly using GPU rasterization approach. But when it comes to shading, due to the available information on 3D scene, it is not as good as raytracing.</text:span></text:p>
              </text:list-item>
              <text:list-item>
                <text:p><text:span text:style-name="T1">Raytracing is slow for solving visibility problem, but it enables high-quality shading. For high-quality, photo-realistic production rendering, ray-tracing is almost always used*.</text:span></text:p>
              </text:list-item>
            </text:list>
          </draw:text-box>
        </draw:frame>
        <draw:frame draw:style-name="gr2" draw:text-style-name="P11" draw:layer="layout" svg:width="25.908cm" svg:height="0.687cm" svg:x="1.016cm" svg:y="14.478cm">
          <draw:text-box>
            <text:p text:style-name="P13"><text:span text:style-name="T8">* </text:span><text:span text:style-name="T4">However, real-time ray-tracing is now possible to certain degree with certain hardware and it is hot research topic!</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Extending basic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a xlink:href="https://www.scratchapixel.com/lessons/3d-basic-rendering/introduction-to-ray-tracing/adding-reflection-and-refraction" xlink:type="simple">https://www.scratchapixel.com/lessons/3d-basic-rendering/introduction-to-ray-tracing/adding-reflection-and-refraction</text:a></text:span></text:p>
              </text:list-item>
              <text:list-item>
                <text:p><text:span text:style-name="T1">Depending on surfaces, light will scatter differently. Material defines, among others, scattering model* which is used to determine where light scatters (direction) and how much it scatters in particular direction (intensity). </text:span></text:p>
              </text:list-item>
            </text:list>
          </draw:text-box>
        </draw:frame>
        <draw:frame draw:style-name="gr4" draw:text-style-name="P15" draw:layer="layout" svg:width="26.416cm" svg:height="1.559cm" svg:x="0.762cm" svg:y="13.716cm">
          <draw:text-box>
            <text:p text:style-name="P14"><text:span text:style-name="T8">* Scattering models might be also called illumination models. This name might make more sense in GPU-rasterization-based rendering (</text:span><text:span text:style-name="T4">graphics rendering pipeline) since after determining surfaces visible from camera, illumination model is employed to directly calculate color and intensity taking in account positions of light and material of the objects. In ray-tracing-based rendering, shading part relies on more advanced light-transport which uses scattering models to determine how light bounces (scatters of the objects) in the scene.</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Importance of visibility calculation for rendering</text:span></text:p>
          </draw:text-box>
        </draw:frame>
        <draw:frame presentation:style-name="pr6" draw:text-style-name="P5" draw:layer="layout" svg:width="25.199cm" svg:height="9.134cm" svg:x="1.4cm" svg:y="3.685cm" presentation:class="outline" presentation:user-transformed="true">
          <draw:text-box>
            <text:list text:style-name="L2">
              <text:list-item>
                <text:p><text:span text:style-name="T1">Based on previous discussions, we can highlight the importance of visibility calculation and how it is related to all concepts in rendering.</text:span></text:p>
              </text:list-item>
              <text:list-item>
                <text:p><text:span text:style-name="T1">Visibility problem is concerned with determining visibility between points</text:span></text:p>
              </text:list-item>
              <text:list-item>
                <text:p><text:span text:style-name="T1">First, when determining visible objects from camera, we solve visibility problem and utilize perspective/orthographic projection</text:span></text:p>
              </text:list-item>
              <text:list-item>
                <text:p><text:span text:style-name="T1">Then, when calculating shading we require light transport information which is again based on visibility between surface and lights in 3D scene</text:span></text:p>
                <text:list>
                  <text:list-item>
                    <text:p><text:span text:style-name="T1">This is required to calculate shadows, soft shadows, global illumination effects such as reflection, refraction, indirect reflection and.</text:span></text:p>
                  </text:list-item>
                </text:list>
              </text:list-item>
              <text:list-item>
                <text:p><text:span text:style-name="T1">Rasterization is good for solving the visibility from camera to object. But it is not good for finding visibility between surfaces in 3D scene which is important for light transport and shading</text:span></text:p>
              </text:list-item>
              <text:list-item>
                <text:p><text:span text:style-name="T1">Raytracing is good for solving the visibility from camera to object. And it also can be used for finding visibility between surfaces in 3D scene which is important for light transport and shading</text:span></text:p>
              </text:list-item>
            </text:list>
            <text:p><text:span text:style-name="T6">&lt;IMAGE: visibility in rasterization and raytracing&gt;</text:span></text:p>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text:span text:style-name="T1">Rasterization- vs Raytracing-based production rendering softwar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s of rasterization-based renderers in production</text:span></text:p>
                <text:list>
                  <text:list-item>
                    <text:p><text:span text:style-name="T1">Godot, Unity, Unreal</text:span></text:p>
                  </text:list-item>
                </text:list>
              </text:list-item>
              <text:list-item>
                <text:p text:style-name="P10"><text:span text:style-name="T9">Examples of raytracing-based </text:span><text:span text:style-name="T1">renderers in production</text:span></text:p>
                <text:list>
                  <text:list-item>
                    <text:p><text:span text:style-name="T1">Appleseed, Arnold, etc.</text:span></text:p>
                  </text:list-item>
                </text:list>
              </text:list-item>
            </text:list>
            <text:p><text:span text:style-name="T6">&lt;IMAGE: differences and comparison between rasterizers and raytracers&gt;</text:span></text:p>
            <text:list text:continue-numbering="true" text:style-name="L2">
              <text:list-item>
                <text:p><text:span text:style-name="T10">Important note that we can learn here, that occurs in almost any field of computer graphics is </text:span><text:span text:style-name="T11">trade-off between speed and quality.</text:span></text:p>
                <text:list>
                  <text:list-item>
                    <text:p><text:span text:style-name="T10">Depending on application, best option for speed of rendering and quality of rendered images must be found. For games, it is important that frames are rendered in real-time (&gt;30fps) and certain quality must be sacrificed. <text:s/>For animated films, rendering time can take up to several hours for only one frame therefore, focus can be put on quality.</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3T09:31:36.845819161</dc:date>
    <meta:editing-duration>PT3H49M9S</meta:editing-duration>
    <meta:editing-cycles>55</meta:editing-cycles>
    <meta:document-statistic meta:object-count="118"/>
  </office:meta>
</office:document-meta>
</file>